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ugin import Dolibarr</text:h>
      <text:h text:style-name="Heading_20_2" text:outline-level="2">Présentation </text:h>
      <text:p text:style-name="Text_20_body">Ce plugin sert à importer des données depuis dolibarr</text:p>
      <text:p text:style-name="Text_20_body"/>
      <text:h text:style-name="Heading_20_1" text:outline-level="1">Paramètrage</text:h>
      <text:p text:style-name="Text_20_body">Vous devez faire correspondre le taux de TVA de dolibarr correspond au code TVA de phpcompta.</text:p>
      <text:h text:style-name="Heading_20_1" text:outline-level="1">Import des fiches </text:h>
      <text:p text:style-name="Text_20_body">L'importation des fiches concernent les fournisseurs, clients, marchandises</text:p>
      <text:p text:style-name="Standard">Pour importer des fiches, vous devez tout d'abord créer la catégorie de fiche qui en sera la destination, vous pouvez en utiliser une qui existe déjà.</text:p>
      <text:p text:style-name="Standard"/>
      <text:p text:style-name="Standard">Ajoutez les détails de fiches selon vos besoins dans paramètre &gt; attribut de fiche, puis dans Fiche &gt; ajoutez les détails voulus.</text:p>
      <text:p text:style-name="Standard"/>
      <text:h text:style-name="Heading_20_2" text:outline-level="2">Importer</text:h>
      <text:p text:style-name="Text_20_body">Importez le fichier csv, choisissez le séparateur, le type d'encodage,... Puis indiquez le détail de chaque colonne.</text:p>
      <text:p text:style-name="Text_20_body">1. Le nom est obligatoire, c'est le seul paramètre obligatoire</text:p>
      <text:p text:style-name="Text_20_body">2. Vous ne pouvez pas avoir 2 colonnes avec le même détail</text:p>
      <text:p text:style-name="Text_20_body">3. Les colonnes « - non utilisés- » ne seront pas importés</text:p>
      <text:p text:style-name="Text_20_body">Le quick code est obligatoire, celui-ci correspond aux codes donnés dans dolibarr. Si le quickcode n'existe pas, la fiche est crée sinon elle est mise à jour</text:p>
      <text:h text:style-name="Heading_20_2" text:outline-level="2">Dans le cas, où un poste comptable est nécessaire, et qu'il n'est pas fourni par le fichier CSV</text:h>
      <text:p text:style-name="Text_20_body">soit la catégorie de fiche utilise le mode « Chaque fiche aura automatiquement son propre poste comptable : «  Alors chaque fiche aura un poste comptable unique, sinon les fiches auront le poste comptable de la catégorie.</text:p>
      <text:p text:style-name="Text_20_body"/>
      <text:h text:style-name="Heading_20_1" text:outline-level="1">Importation des opérations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31T12:59:19</meta:creation-date>
    <meta:generator>OpenOffice.org/3.2$Linux OpenOffice.org_project/320m12$Build-9483</meta:generator>
    <dc:date>2012-03-23T22:32:55</dc:date>
    <dc:creator>dany </dc:creator>
    <meta:editing-duration>PT00H11M22S</meta:editing-duration>
    <meta:editing-cycles>12</meta:editing-cycles>
    <meta:document-statistic meta:table-count="0" meta:image-count="0" meta:object-count="0" meta:page-count="1" meta:paragraph-count="18" meta:word-count="226" meta:character-count="1365"/>
  </office:meta>
</office:document-meta>
</file>